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export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2" office:value-type="float" office:value="228229000">
            <text:p>228229000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table:style-name="ce2" office:value-type="float" office:value="257239000">
            <text:p>257239000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table:style-name="ce2" office:value-type="float" office:value="235709000">
            <text:p>23570900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table:style-name="ce2" office:value-type="float" office:value="225216000">
            <text:p>225216000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table:style-name="ce2" office:value-type="float" office:value="224379000">
            <text:p>224379000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table:style-name="ce2" office:value-type="float" office:value="193610000">
            <text:p>193610000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table:style-name="ce2" office:value-type="float" office:value="245077000">
            <text:p>245077000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table:style-name="ce2" office:value-type="float" office:value="244094000">
            <text:p>244094000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table:style-name="ce2" office:value-type="float" office:value="246035000">
            <text:p>246035000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table:style-name="ce2" office:value-type="float" office:value="245917000">
            <text:p>245917000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table:style-name="ce2" office:value-type="float" office:value="206287000">
            <text:p>206287000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table:style-name="ce2" office:value-type="float" office:value="204204000">
            <text:p>204204000</text:p>
          </table:table-cell>
        </table:table-row>
        <table:table-row table:style-name="ro2">
          <table:table-cell office:value-type="date" office:date-value="2020-01-01">
            <text:p>Jan <text:s/>2020</text:p>
          </table:table-cell>
          <table:table-cell table:style-name="ce2" office:value-type="float" office:value="188496000">
            <text:p>188496000</text:p>
          </table:table-cell>
        </table:table-row>
        <table:table-row table:style-name="ro2">
          <table:table-cell office:value-type="date" office:date-value="2020-02-01">
            <text:p>Feb <text:s/>2020</text:p>
          </table:table-cell>
          <table:table-cell table:style-name="ce2" office:value-type="float" office:value="226020000">
            <text:p>226020000</text:p>
          </table:table-cell>
        </table:table-row>
        <table:table-row table:style-name="ro2">
          <table:table-cell office:value-type="date" office:date-value="2020-03-01">
            <text:p>Mar <text:s/>2020</text:p>
          </table:table-cell>
          <table:table-cell table:style-name="ce2" office:value-type="float" office:value="237992000">
            <text:p>237992000</text:p>
          </table:table-cell>
        </table:table-row>
        <table:table-row table:style-name="ro2">
          <table:table-cell office:value-type="date" office:date-value="2020-04-01">
            <text:p>Apr <text:s/>2020</text:p>
          </table:table-cell>
          <table:table-cell table:style-name="ce2" office:value-type="float" office:value="216962000">
            <text:p>216962000</text:p>
          </table:table-cell>
        </table:table-row>
        <table:table-row table:style-name="ro2">
          <table:table-cell office:value-type="date" office:date-value="2020-05-01">
            <text:p>May <text:s/>2020</text:p>
          </table:table-cell>
          <table:table-cell table:style-name="ce2" office:value-type="float" office:value="207490000">
            <text:p>20749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  </number:text>
      <number:year number:style="long"/>
    </number:date-style>
    <number:number-style style:name="N121P0" style:volatile="true">
      <number:text>TRUE</number:text>
    </number:number-style>
    <number:number-style style:name="N121P1" style:volatile="true">
      <number:text>TRUE</number:text>
    </number:number-style>
    <number:number-style style:name="N121">
      <number:text>FALSE</number:text>
      <style:map style:condition="value()&gt;0" style:apply-style-name="N121P0"/>
      <style:map style:condition="value()&lt;0" style:apply-style-name="N121P1"/>
    </number:number-style>
    <number:number-style style:name="N122">
      <number:number number:decimal-places="4" number:min-integer-digits="1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date-style style:name="N124">
      <number:month number:style="long"/>
      <number:text>-</number:text>
      <number:day number:style="long"/>
      <number:text>-</number:text>
      <number:year number:style="long"/>
    </number:date-style>
    <number:date-style style:name="N125">
      <number:month number:textual="true"/>
      <number:text> </number:text>
      <number:year/>
    </number:date-style>
    <number:number-style style:name="N126">
      <number:number number:decimal-places="6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2/27/2020</text:date>, <text:time>13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3:53:03.73</meta:creation-date>
    <dc:date>2020-02-27T13:53:19.33</dc:date>
    <meta:editing-duration>PT17S</meta:editing-duration>
    <meta:editing-cycles>1</meta:editing-cycles>
    <meta:document-statistic meta:table-count="3" meta:cell-count="324" meta:object-count="0"/>
    <meta:generator>OpenOffice/4.1.7$Win32 OpenOffice.org_project/417m1$Build-9800</meta:generator>
  </office:meta>
</office:document-meta>
</file>